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use-window-font-color="true"/>
    </style:style>
    <style:style style:name="ce5" style:family="table-cell" style:parent-style-name="Default" style:data-style-name="N104">
      <style:table-cell-properties fo:background-color="#ffffcc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 style:data-style-name="N104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>
            <text:p>ONCAMP_RES_BASE</text:p>
          </table:table-cell>
          <table:table-cell table:style-name="ce1" office:value-type="float" office:value="7575" calcext:value-type="float">
            <text:p>7575</text:p>
          </table:table-cell>
          <table:table-cell table:style-name="ce2" office:value-type="string" calcext:value-type="string">
            <text:p>Only make changes to the yellow fields.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ONCAMP_NONRES_BASE</text:p>
          </table:table-cell>
          <table:table-cell table:style-name="ce1" office:value-type="float" office:value="14875" calcext:value-type="float">
            <text:p>14875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ONLINE_CREDIT_RATE</text:p>
          </table:table-cell>
          <table:table-cell table:style-name="ce1" office:value-type="float" office:value="950" calcext:value-type="float">
            <text:p>950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ONLINE_TECH_FEE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ONCAMP_ADD_CREDITS</text:p>
          </table:table-cell>
          <table:table-cell table:style-name="ce1" office:value-type="float" office:value="475" calcext:value-type="float">
            <text:p>475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OnCampusStudent</text:p>
          </table:table-cell>
          <table:table-cell table:style-name="ce2" office:value-type="string" calcext:value-type="string">
            <text:p>Residency</text:p>
          </table:table-cell>
          <table:table-cell table:style-name="ce2" office:value-type="string" calcext:value-type="string">
            <text:p>Program Fee</text:p>
          </table:table-cell>
          <table:table-cell table:style-name="ce2" office:value-type="string" calcext:value-type="string">
            <text:p>Credits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Add Credits</text:p>
          </table:table-cell>
          <table:table-cell table:style-name="ce2" office:value-type="string" calcext:value-type="string">
            <text:p>Tuitio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R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style-name="ce4" office:value-type="float" office:value="20" calcext:value-type="float">
            <text:p>20</text:p>
          </table:table-cell>
          <table:table-cell table:style-name="ce6" table:formula="of:=IF([.B8]=&quot;R&quot;;[.$B$1];[.$B$2])" office:value-type="currency" office:currency="USD" office:value="7575" calcext:value-type="currency">
            <text:p>$7,575.00</text:p>
          </table:table-cell>
          <table:table-cell table:style-name="ce6" table:formula="of:=IF([.D8]&gt;18;([.D8]-18)*[.$B$5];0)" office:value-type="currency" office:currency="USD" office:value="950" calcext:value-type="currency">
            <text:p>$950.00</text:p>
          </table:table-cell>
          <table:table-cell table:style-name="ce6" table:formula="of:=[.E8]+[.C8]+[.F8]" office:value-type="currency" office:currency="USD" office:value="8525" calcext:value-type="currency">
            <text:p>$8,52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OnlineStudent</text:p>
          </table:table-cell>
          <table:table-cell table:style-name="ce1" office:value-type="string" calcext:value-type="string">
            <text:p>Tech Fe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Tech Fee</text:p>
          </table:table-cell>
          <table:table-cell table:style-name="ce1" table:number-columns-repeated="2"/>
          <table:table-cell table:style-name="ce1" office:value-type="string" calcext:value-type="string">
            <text:p>Tuitio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IF([.B11]=&quot;T&quot;; [.$B$4]; 0)" office:value-type="currency" office:currency="USD" office:value="0" calcext:value-type="currency">
            <text:p>$0.00</text:p>
          </table:table-cell>
          <table:table-cell table:style-name="ce1" table:number-columns-repeated="2"/>
          <table:table-cell table:style-name="ce6" table:formula="of:=[.C11]*[.B3]+[.D11]" office:value-type="currency" office:currency="USD" office:value="5700" calcext:value-type="currency">
            <text:p>$5,70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For on-campus students put R or N in the Residency field; put the additional program fee in $ in the Program Fee field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Put the number of credit hours in the Credits field as an integer. Don't touch the Base or Add Credits fields, they will be calculated by the spreadsheet.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The calculated student tuition will be stored in the Tuition field.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For online students put T or - in the Tech Fee field. Put the number of credit hours in the Credits field as an integer. Don't touch the Tech Fee field,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as it will be calculated by the spreadsheet. The calculated student tuition will be stored in the Tuition field.</text:p>
          </table:table-cell>
          <table:table-cell table:style-name="ce1" table:number-columns-repeated="10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00:16:10.228000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urger</meta:initial-creator>
    <meta:creation-date>2014-04-03T22:42:28</meta:creation-date>
    <dc:date>2019-08-29T00:17:44.494771171</dc:date>
    <dc:creator>Kevin Burger</dc:creator>
    <meta:editing-duration>PT16M50S</meta:editing-duration>
    <meta:editing-cycles>9</meta:editing-cycles>
    <meta:generator>LibreOffice/4.4.4.3$Linux_X86_64 LibreOffice_project/2c39ebcf046445232b798108aa8a7e7d89552ea8</meta:generator>
    <meta:document-statistic meta:table-count="1" meta:cell-count="39" meta:object-count="0"/>
  </office:meta>
</office:document-meta>
</file>